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6D00000258F5247E40BCA9A3F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454cm" svg:height="1.405cm" svg:x="9.959cm" svg:y="14.257cm">
          <draw:image xlink:href="Pictures/100002010000026D00000258F5247E40BCA9A3F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6T11:58:29.127734740</meta:creation-date>
    <dc:date>2018-03-06T11:58:54.469374982</dc:date>
    <meta:editing-duration>PT25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